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509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407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en" style:country-asian="US" style:language-complex="en" style:country-complex="US"/>
    </style:style>
    <style:style style:name="T3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CALENI DE PROPRIORUM ANIMI CVIVS-<text:line-break/>QVE AFFECTUUM DIGNOTIONE ET<text:line-break/>CURATIONE.<text:bookmark-end text:name="bookmark0"/></text:h>
      <text:h text:style-name="Heading_20_2" text:outline-level="2">Cap. I. </text:h>
      <text:p text:style-name="P5">Quandoquidem per commentarios habere<text:line-break/>vis ea, quae ad quaestionem respondi, quam apud me<text:line-break/>constitueram super scripto ab Antonio Epicureo libro<text:line-break/>de praesidio adversus proprios assectus, jam hoc aggre-<text:line-break/>diar, hocqtte duco exordium. optimum sane erat ipsum<text:line-break/>Antonium, quid hoc nomine praesidii significare velit,<text:line-break/>manifeste explicasse. Ut autem aliquis de quibus in libro</text:p>
      <text:p text:style-name="P2">disserit, coniecturam fecerit, vel observationem, vel<text:line-break/>dignotionem , vel emendationem denique mihi significare<text:line-break/>videtur. At eorum quae dixit multa, ut nosti, obscure<text:line-break/>adeo interp<text:span text:style-name="Default_20_Paragraph_20_Font"><text:span text:style-name="T1">r</text:span></text:span>etatur, ut coniicere facilius quam aperte ea<text:line-break/>cbgnofcere liceat. Interdum namque hortari nos videbis<text:line-break/>tur ,. ut, quod et ipsi plerumque perinde ac alii erramus,<text:line-break/>consideremus, interdum autem, qua ratione quis singula,<text:line-break/>equae delinquit, agnoscat, ad haec rursus, quo pacto quis<text:line-break/>seipsum ab erratis abducat, qui totius orationis scopas<text:line-break/>mihi esse videtur. Nam unumquodque eorum, quae prius<text:line-break/>dicta sunt, nisi eo reseratur, inutile est et supervaca-<text:line-break/>neum, .quippe in praecipuis erro<text:span text:style-name="Default_20_Paragraph_20_Font"><text:span text:style-name="T1">r</text:span></text:span>um affectibus erigere<text:line-break/>seipsum ac eme<text:span text:style-name="Default_20_Paragraph_20_Font"><text:span text:style-name="T1">n</text:span></text:span>dare convenit. Etenim nonnunquam<text:line-break/>quasi de solis affectibus ipsius oratio est ; plerumque vero<text:line-break/>tanquam de erroribus; quandoque etiam de utrisque tibi<text:line-break/>difputare videbitur; Ego vero idipfum primum, ut nosti,<text:line-break/>prius distinxi, quum errores ex opinione falsa, affectum<text:line-break/>ex bruta quadam, quae <text:span text:style-name="Default_20_Paragraph_20_Font"><text:span text:style-name="T1">n</text:span></text:span>obis inest, facultate ratio<text:span text:style-name="Default_20_Paragraph_20_Font"><text:span text:style-name="T1">n</text:span></text:span>i re-</text:p>
      <text:p text:style-name="P2">pugnante proficisci dicerem; communiter autem ambo ge-<text:line-break/>neraliori significatu vocatos esse errores. Itaque tum<text:line-break/>eum, qui intemperanter vivit, tum qui iracundia quid<text:line-break/>agit, tum qui calumniae fidem adhibet, errare aut pec-<text:line-break/>care dico. Quare Chrysippus et philosophorum pleri-<text:line-break/>que alii libros de curandis animi affectibus conscrtpfe-<text:line-break/>runti Quinetiam ah Aristotele eiusque sectatoribus , at-<text:line-break/>que ante hos a Platone eadem dicta sunt. Ac certe ex<text:line-break/>illis ipsa discere, quemadmodum et ego didici, longe<text:line-break/>praestiterat. ltaque primo hoc libro capita, quoniam ita<text:line-break/>jubes , compendiose tibi recensebo omnia , quo jam or-<text:line-break/>line audivisti, quum de edito Antonii commentario per-<text:line-break/>contareris.</text:p>
      <text:h text:style-name="Heading_20_2" text:outline-level="2">Cap. II. </text:h>
      <text:p text:style-name="P5">Quod equidem errare nos sit vero simile,<text:line-break/>etiamsi nequaquam aberrare ipsi putemus, ex lusce ver-<text:line-break/>bis promptum est colligere. , Videmus omnes homines<text:line-break/>existimare, le<text:span text:style-name="Default_20_Paragraph_20_Font"><text:span text:style-name="T1">t</text:span></text:span>e vel ab erroribus omnino esse - immunes,<text:line-break/>vel parum et modice per rationem falli, idque his potis-</text:p>
      <text:p text:style-name="P2">simum accidit, quos alii plurimum existimant aberrare.<text:line-break/>Ego itaque, si alterius rei cuiusdam, certe hujus expe-<text:line-break/>Timentum habui maximum. Qui sane homines aliis per-<text:line-break/>misemnt, ut de se, qualesnam sint, ferrent sententiam,<text:line-break/>eos in paucissimis errare conspexi. Qui vero seipsos<text:line-break/>optimos esse -cogitarunt, neque judicium <text:span text:style-name="Default_20_Paragraph_20_Font"><text:span text:style-name="T1">serendu</text:span></text:span>m aliis<text:line-break/>commiserunt, eos in maximis ac plurimis falli conspexi-<text:line-break/>mus. Quare, quod, quum junior essem, frustra laudari pu-<text:line-break/>tabam, (id autem erat Pythium illud, quod seipsum nosse<text:line-break/>imperabat,) non enim magnum esse mandatum, postea<text:line-break/>ipsum jure laudari comperi. Siquidem solus sapientissi-<text:line-break/>mus perlecte seipsum noverit, aliorum autem omnium<text:line-break/>perlecte nemo , verum minus magisque alter altero.<text:line-break/>Quemadmodum enim in tota vita ac in singulis artibus<text:line-break/>magnas rerum eminentias ac differentias cuiuscunque viri<text:line-break/>est cognoscere, exiguas autem prudentium dumtaxat et<text:line-break/>artificum, ita quoque in erroribus et affectibus habet.<text:line-break/>Nam quisquis ob minima vehementer excandescit, servos</text:p>
      <text:p text:style-name="P2">domesticos et mordet et vituperat, in affectu tibi con-<text:line-break/>flitutum hunc esse constat. Similiter autem quisquis in-.<text:line-break/>tar temulentos, scorta et comessat<text:span text:style-name="Default_20_Paragraph_20_Font"><text:span text:style-name="T1">d</text:span></text:span>res versatur. Verum<text:line-break/>ob ingentem facultatum jacturam vel infamiam medio-<text:line-break/>criter animum esse perturbatum ex quo affectuum genere<text:line-break/>sit, nondum peraeque manifestum est, ut neque placen-<text:line-break/>tam avidius exedere.. Sed et haec ei innotescent, qui<text:line-break/>animum exercuerit et explorarit, quinam inter universus<text:line-break/>affectus emendationem desiderent, magis tamen arduum,<text:line-break/>ipsa . evitare , quod parva sint. Quisquis igitur honestus<text:line-break/>probusque vult evadere, hoc animadverterit necessa<text:span text:style-name="Default_20_Paragraph_20_Font"><text:span text:style-name="T1">r</text:span></text:span>io,<text:line-break/>ipsum plerosque errores proprios igno<text:span text:style-name="Default_20_Paragraph_20_Font"><text:span text:style-name="T1">r</text:span></text:span>are. At omnes ut<text:line-break/>deprehendat, possum ego dicere; quo pacto ipse depre-<text:line-break/>henderim, nondum aperio, quod hic libellus in aliorum<text:line-break/>manus aliquando venise queat, quomodo illi quoque ad<text:line-break/>cognitionis errorum viam indagandam fele exerceant,<text:line-break/>quemadmodum etiam te mihi dicere volui, et quoad tot<text:line-break/>tibi videri pronunciasses, conticui. Et nunc sic agam,</text:p>
      <text:p text:style-name="P3">adhortatus fibri hujus lectorem, .ut, quo modo quis erran-<text:line-break/>tem sese .possit agnoscere,. inquirendum sibi proponat.<text:line-break/><text:span text:style-name="Default_20_Paragraph_20_Font"><text:span text:style-name="T1">Rinas enim manticas, </text:span></text:span>ut Aesopus ajebat , <text:span text:style-name="Default_20_Paragraph_20_Font"><text:span text:style-name="T1">habemus collo<text:line-break/>propendentes, alienorum vitiorum anteriorem, propriorum<text:line-break/>ver</text:span></text:span>o <text:span text:style-name="Default_20_Paragraph_20_Font"><text:span text:style-name="T1">posteriorem;</text:span></text:span> o<text:span text:style-name="Default_20_Paragraph_20_Font"><text:span text:style-name="T1">b id aliena semper spectamus, -pro-<text:line-break/>pria vero nunquam intueri p</text:span></text:span>o<text:span text:style-name="Default_20_Paragraph_20_Font"><text:span text:style-name="T1">stumus.. </text:span></text:span>Atque hanc .ora—<text:line-break/>.tionem ut veram omnes recipiunt.<text:tab/>Plato rei factae.</text:p>
      <text:p text:style-name="Normal">causam etiam reddit. <text:span text:style-name="Default_20_Paragraph_20_Font"><text:span text:style-name="T1">Caecutit,</text:span></text:span> [inquit, <text:span text:style-name="Default_20_Paragraph_20_Font"><text:span text:style-name="T1">amans circa id,.<text:line-break/>quod amatur. </text:span></text:span>Ergo si quisquam nosti.unr semet prae<text:line-break/>caeteris maxime amet,. in censura sui ipse caecutiat ne-<text:line-break/>cesse esu Quonam igitur pacto propria vitia conspiciet?<text:line-break/>Qua ratione se errare cognoscet? Nam et Aesopi fabula<text:line-break/>- et Platonis oratio propriorum errorum inventionem no-<text:line-break/>bis magis- insperatam demonstrare videntur. Si enim<text:line-break/>neque quis facere possit, quin seipsum amet, amans in<text:line-break/>amato caecutiat necesse esu Sed nec ego. commentarii<text:line-break/>hujus lectorem apud <text:span text:style-name="Default_20_Paragraph_20_Font"><text:span text:style-name="T1">t</text:span></text:span>e enatorum propriorum inventio-</text:p>
      <text:p text:style-name="P2">uls viam considerare vellem, nili res foret perardua,<text:line-break/>etiamsi quamplurimum quis ea apud fe perpenderit. Pro-<text:line-break/>inde meam ego profero <text:span text:style-name="Default_20_Paragraph_20_Font"><text:span text:style-name="T1">s</text:span></text:span>ententiam ; quam quidem, et si-<text:line-break/>quam is quisque alsam riam invenerit, meam quoque<text:line-break/>assumpserit, juvabitur impensius, duplicem pro simplici<text:line-break/>salutis viam consequutus. Sin autem, saltem hac nostra<text:line-break/>continuo utatur, donec aliam reperiat meliorem. Quae<text:line-break/>igitur mea sit, dicendi. jam tempus est, hocce condito<text:line-break/>orationi exordio.</text:p>
      <text:h text:style-name="Heading_20_2" text:outline-level="2">Cap. Issi </text:h>
      <text:p text:style-name="P5">Quonlam errores ob falsam opinionem<text:line-break/>oriuntur, affectus autem ob brutum animi impetum, vi-<text:line-break/>sum milii est prius ipsum al, affectibus liberare. Consen-<text:line-break/>taneum enim propter hos falsum nos opinari. Sunt au-<text:line-break/>tem assectus- animi, quos omnes norunt, i<text:span text:style-name="Default_20_Paragraph_20_Font"><text:span text:style-name="T1">r</text:span></text:span>acundia, ira,<text:line-break/>metus, moeror, invidia, et .vehemens cupiditas. Mea .<text:line-break/>quidem sententia quamcunque rem amore vehementi<text:line-break/>aut odio prosequi etiam assectus est. Recte enim di-<text:line-break/>cium esse videtur, moderatum optimum, adeo ut nihil,</text:p>
      <text:p text:style-name="P2">quod immoderatum est, p<text:span text:style-name="Default_20_Paragraph_20_Font"><text:span text:style-name="T1">r</text:span></text:span>obe fiat. Quomodo igitur ali-<text:line-break/>quis haec praecidet, nisi prius ipfa se habere cognoverit?<text:line-break/>At cognoscere, ut dicebamus, non possumus, quoniam<text:line-break/>vehementer nos ipsius amamus. At nequo oratio haec<text:line-break/>tibi permittit, te ap<text:span text:style-name="Default_20_Paragraph_20_Font"><text:span text:style-name="T1">t</text:span></text:span>um judicare, sed de altero, quem ne-<text:line-break/>que ames, neque oderis, posse .te ferre judicium conce-<text:line-break/>dit. Quum itaque. audieris in urbe aliquem, quem ne-<text:line-break/>que amare noveris, neque odio prosequi, a plerisque<text:line-break/>laudari, quod nemini aduletur, ad hunc .quum accesseris,<text:line-break/>hocce periculo judicabis, an talis fit, qualis esse dicitur.<text:line-break/>Ac primum si ipsum divitum ac insigniter potentum, aut<text:line-break/>etiam monarcharum aedes frequenta<text:span text:style-name="Default_20_Paragraph_20_Font"><text:span text:style-name="T1">t</text:span></text:span>or videas, scito fru-<text:line-break/>stra te audivisse, hominem omnia pronunciare vera, nam.<text:line-break/>ejusmodi adulationes mendacium sequitur. Deinde sive<text:line-break/>hunc salutantem, sive talibus <text:span text:style-name="Default_20_Paragraph_20_Font"><text:span text:style-name="T1">t</text:span></text:span>eipsum comitem exhiben-<text:line-break/>tem ac con coenantem conspicias. Qui namque talem<text:line-break/>elegerit vitam, non solum non vera dicit, <text:span text:style-name="Default_20_Paragraph_20_Font"><text:span text:style-name="T1">t</text:span></text:span>est etiam<text:line-break/>univerfam malitiam sortitur, quippe qui aut pecunias,</text:p>
      <text:p text:style-name="P2">aut principatum, aut gloriam, aut honorem ambiat, aut<text:line-break/>quaedam ex iis, aut . omnia. Qui vero neque potentes<text:line-break/>illos ac opulentos salutat, neque comitatur, neque his<text:line-break/>concoenat, eum frugali usum victu vera loqui speraveris;<text:line-break/>ejus notitiam penitiorem experiere, quae et qualis sit,<text:line-break/>haec autem diuturniore consuetudine comparatur. Quod<text:line-break/>si talem offenderis, nonnunquam privatim cum folo disi-<text:line-break/>fere eum precatus, ut, quem tibi ex supra nominatis uf-<text:line-break/>fectibus adesse conspexerit, statim significet gratiam ha-<text:line-break/>bitur<text:span text:style-name="Default_20_Paragraph_20_Font"><text:span text:style-name="T1">r</text:span></text:span> .psi maximam , cumque medicum potius existima-<text:line-break/>Vis, quam si corpore laborantem fofpitem reddiderit.<text:line-break/>Quod si declaraturum fe promi<text:span text:style-name="Default_20_Paragraph_20_Font"><text:span text:style-name="T1">s</text:span></text:span>erit, quum in aliquem<text:line-break/>dictorum affectuum incidere inspexerit, ac postea pluri-<text:line-break/>bus diebus interjectis nihil prodiderit, in mutua utique<text:line-break/>consuetudine hominem accusabis, iterumqne adhortaberis<text:line-break/>accuratius quam prius, ut, quod a tr pathematum animi<text:line-break/>committi adverterit, id protinus significet. Si nihil fe<text:line-break/>interim ejusmodi in te conspexisse eoque tacuisse re-<text:line-break/>spondeat, ne statim dicto fidem adhibeas. neve existimes,</text:p>
      <text:p text:style-name="P2">te quamprimum err<text:span text:style-name="Default_20_Paragraph_20_Font"><text:span text:style-name="T1">o</text:span></text:span>re vacare ac inculpatum esse; quin<text:line-break/>potius alterum e duobus perpendas, amicum, quem na-<text:line-break/>ctus es, tacere, aut qu<text:span text:style-name="Default_20_Paragraph_20_Font"><text:span text:style-name="T1">o</text:span></text:span>d per .negligentiam animum tibi<text:line-break/>non adhibuerit , . aut. .quod increpare vereatur, aut etiam<text:line-break/>quod odio esse nolit, haud ignarus,. omnibus, -ut ita di-<text:line-break/>cam, hominibus morem esse, ut vera loquentem oderint.<text:line-break/>Vel si n<text:span text:style-name="Default_20_Paragraph_20_Font"><text:span text:style-name="T1">o</text:span></text:span>n horum; causa, ferto tum nolle tibi prodesse,<text:line-break/>eoque silere , vel ob aliam quoque causam aliquam, quam<text:line-break/>nos improbamus. Nam si mihi. credideris, fortassis rm-<text:line-break/>possibile esse tibi ipsi .nihil peccasse, id tum postea lan-<text:line-break/>d.abis, quum videas, homines universos innumeros quoti-<text:line-break/>die etiam errores committere, ex affectibus ductos agere,<text:line-break/>non tamen seipsius assequi. Quapropter te ne arbitrare<text:line-break/>aliud quicquam magis quam homluem esse. Arbitraris<text:line-break/>autem, te aliquid homine majus esse, quum tibi persuaseris,<text:line-break/>omnia probe te fecisse uno die , nedum mense. Forsan<text:line-break/>igitur dices, si litigiosus sis, vel ex animi proposito, vel<text:line-break/>prava quadam consuetudine talis evaseris, naturaque</text:p>
      <text:p text:style-name="P2">contentiosus sis, viros sapientes, quantum ad sermones<text:line-break/>paulo ante usurpatos.<text:span text:style-name="Default_20_Paragraph_20_Font"><text:span text:style-name="T1">attinet</text:span></text:span>, .aliud quid magis quam<text:line-break/>^homines esse. .Huic. tuae rationi nostram oppone dupli -<text:line-break/>cem, alteram quidem, quod sapiens omnino careat erro-<text:line-break/>re, alteram vero .consequentiae gratia, si errore vacat<text:line-break/>sapiens, nec ipsum esse hominem. At quae de hocce ac<text:line-break/>propter hoc ipsum a . vetustissimis philosophis dicta sunt,<text:line-break/>similem deo esse. sapientiam. Verum tu .dco similis re-<text:line-break/>pcute fias nunquam. . Quum enim ii, qui per totam vitem<text:line-break/>apathiam exercuerunt, nondum ipsam perlecte se con-<text:line-break/>fequutos credant, multo utique magis .tu, , qui nunquam<text:line-break/>exercuisti. Ne ergo credas dicenti , nihil ex affectu a te<text:line-break/>effici vidisse, sed. vel eum, quod te juvare nolit, arni-<text:line-break/>trare ita loqui, aut quod quae male agis observare non<text:line-break/>instituerit, aut quod lu tui odiutnf stridere caveat; for-<text:line-break/>testis autem quod ct noverit, aliquando te accusantem<text:line-break/>errores et affectus tuos aegre tulisse, ac ideo jure ta-<text:line-break/>cere, aut credere, te, quum dicis, velle te nosse su, gula,</text:p>
      <text:p text:style-name="P2">quae pe<text:span text:style-name="Default_20_Paragraph_20_Font"><text:span text:style-name="T1">r</text:span></text:span>peram agis, non vera dicere; sin autem cum<text:line-break/>eorum; quae prius egeras, mutatione silueris, non multo<text:line-break/>post plures invenies, qui te vere corrigant , multoque<text:line-break/>magis, si corrigenti gratiam citra tuum incommodum re-<text:line-break/>feras. Ex hoc autem ipso considera, verene an fasso te<text:line-break/>corripuerit, et magnam utilitatem percipies. Quod si<text:line-break/>frequenter idem agas; statuasque revera bonus ac probus<text:line-break/>fieri; talis evades: Primo quidem tempore ne si quidem<text:line-break/>diligenter advertes, contentiose et salso te judicare illum,<text:line-break/>et imperite persuadere, quod nusquam erraveris, reperies.<text:line-break/>Sed hoc item tibi philosophiae studium subeundum erit,<text:line-break/>nempe ut calumniantem sustineas. Postea vero, ubi et<text:line-break/>animum nactus sueris remissiorem, et assectus tuos sentias<text:line-break/>moderatos , respondere corripienti aliquando conaberis,<text:line-break/>idque non acerbis verbis aut conviciolis , ne contentionis .<text:line-break/>studio aut controversiae, sed utilitatis potius tuae gratia<text:line-break/>facere videaris, ut; quum ipse probabile contra dixerit,</text:p>
      <text:p text:style-name="P2">melius illum cog<text:span text:style-name="Default_20_Paragraph_20_Font"><text:span text:style-name="T1">n</text:span></text:span>oscere tibi persuadeas, si longiori dis-<text:line-break/>quisitione extra crimen ipsum invenias. Hunc enim in<text:line-break/>modum zeno volebat omnia nos tuto agere, quasi pac-<text:line-break/>dagogis paulo post responsuros. Sic vir ille vocabat<text:line-break/>plerosque omnes, qui, quamvis nullus eos provocaret, pro-<text:line-break/>pinquos tamen. pa<text:span text:style-name="Default_20_Paragraph_20_Font"><text:span text:style-name="T1">r</text:span></text:span>ati essent objurgare. oportet autem<text:line-break/>audientem nec divitiis pollere, nec dignitatem habe<text:span text:style-name="Default_20_Paragraph_20_Font"><text:span text:style-name="T1">r</text:span></text:span>e<text:line-break/>civilem; hanc. enim si habeat, nemo propter metum illi<text:line-break/>vera dicet, sicut nec divitibus lucri gratia assentatores,<text:line-break/>ve<text:span text:style-name="Default_20_Paragraph_20_Font"><text:span text:style-name="T1">r</text:span></text:span>um etsi quis apparuerit verax, ab ipsis corrumpetur.<text:line-break/>Ilaque. si egregie quisquam potens aut locuples bonus at-<text:line-break/>que probus reddi cupiat, perimam <text:span text:style-name="Default_20_Paragraph_20_Font"><text:span text:style-name="T1">t</text:span></text:span>uam prius exuat<text:line-break/>opus erit, et maxime nunc, quandoquidem non i<text:span text:style-name="Default_20_Paragraph_20_Font"><text:span text:style-name="T1">n</text:span></text:span>ve-<text:line-break/>niet Diogenem verum fateri posse, si opulentissimus sit,<text:line-break/>si monarcha. Illi igitur suimet ipsi judices erunt. At<text:line-break/>tu, qui nec divitias, nec potentiam in civitate habes,<text:line-break/>omnibus permitte, ut, quae in te damnent, ostendant;<text:line-break/>nulli vero ipsis indigna<text:span text:style-name="Default_20_Paragraph_20_Font"><text:span text:style-name="T1">r</text:span></text:span>e, fed omnes sic habeto, ut</text:p>
      <text:p text:style-name="P2">zeno dicebat, paedagogos. Non tamen omnibus ex ae-<text:line-break/>quo, - de quibus dixerint; animum velis adhibere, sed<text:line-break/>fenibus, qui optimam vitam transegerint. Qui<text:span text:style-name="Default_20_Paragraph_20_Font"><text:span text:style-name="T1">n</text:span></text:span>am autem<text:line-break/>sint, qui optime- vivant, paulo ante indicavimus. Cae-<text:line-break/>terunt temporis processu tu temet <text:span text:style-name="Default_20_Paragraph_20_Font"><text:span text:style-name="T1">intellectu</text:span></text:span> consequeris,<text:line-break/>intelligesque, qualia sint; quae per errorem antea commi-<text:line-break/>feris, quando maxime verum hoc tibi narrasse videbor,<text:line-break/>qui asseram, nullum ab .affectibus et erroribus immunem<text:line-break/>esse, ne vel optima praeditum indole, aut apud gentes<text:line-break/>optime educatus, sed omnino aliquem errare, ac prae-^<text:line-break/>furtim adhuc quum sit juvenis.</text:p>
      <text:h text:style-name="Heading_20_2" text:outline-level="2">Cap. 1U </text:h>
      <text:p text:style-name="P5">lndiget enim unusquisque nostrum, ut in<text:line-break/>perlectum virum evadat , totius propemodum vitae exer-<text:line-break/>citio. Neque tamen deterreri quempiam oportet, - ne se<text:line-break/>meliorem efficiat, quamvis jam factus quinquagenarius,<text:line-break/>modo non immedicabili aut -quod emendari non possit<text:line-break/>vitio animum sentiat depravatum. Neque enim, .si cor-<text:line-break/>pore male fit assectus quinquagenarius, desperatus tradit<text:line-break/>fe malae habitudini, sed omnino conatur in meliorem</text:p>
      <text:p text:style-name="P2">statum reducere, optimum licet Herculeae valetudinis<text:line-break/>habitum consequi non possit. Nc igitur nos quoque dc-<text:line-break/>sinamus animum reddere meliorem, quamvis sapientis<text:line-break/>animum consequi non possimus, verum maxime quidem<text:line-break/>etiam illum speremus nos habituros, si jam inde ab ado-<text:line-break/>lcscentia rationem animae nosseae habeamus. Sin minus,<text:line-break/>at saltem, ne prorsus cum turpem, ut Thersitae corpus,<text:line-break/>nanciscamur, curemus.. Si igitur nobis nondum natis<text:line-break/>generationis nostrae rationem prospicere liceret, optare-<text:line-break/>mus haud dubie corpus aliquod generosissimum accipere.<text:line-break/>Hoc <text:span text:style-name="Default_20_Paragraph_20_Font"><text:span text:style-name="T1">n</text:span></text:span>egato, secundum certe, aut tertium deinceps; aut<text:line-break/>quartum ipsum bonae habitudinis respectu post primum<text:line-break/>precaremur obtinere. Desiderandum est Achillis robur,<text:line-break/>si non Herculis conceditur; vel si neque illius, Ajacis,<text:line-break/>aut Diomedis, aut Agamemnonis, aut Patrueli; at si<text:line-break/>nequo horum contingit, aliorum quorumdam p<text:span text:style-name="Default_20_Paragraph_20_Font"><text:span text:style-name="T1">r</text:span></text:span>aestantium<text:line-break/>heroum. Sic ubi quis absolutum ammi habitum obtinere<text:line-break/>non potest, receperit, opinor, secundus, aut tertius, aut</text:p>
      <text:p text:style-name="P2">quartus post summos numerari. Id autem haud irnpossi-<text:line-break/>bile est perficere volenti, modo sedulitas exercitii lon-<text:line-break/>giori temporis processu adsuerit. Ego autem adolescens<text:line-break/>adhuc ista audiens hominem ad fores aperiendas festi-<text:line-break/>nantem conspexi, quum vero res ipsi parum commode<text:line-break/>succederet, clavem mordere, in januam pestibus insul-<text:line-break/>tare, diis convicia dicere, oculos insanientis instar tru-<text:line-break/>ces ferinosque ostendere, et spumam fere, sicut apri, ex<text:line-break/>ore emittere: ita coepi iracundiam odio prosequi, ut<text:line-break/>postea nunquam visus sim propter ipsam impatienter do-.<text:line-break/>tere. Atque hoc ipsum primo satis erit, si nec deos<text:line-break/>conviciis petas, nec insultes aut mordeas lapides ac<text:line-break/>ligna, tum me truces habeas oculos, sed itr te ipso et<text:line-break/>contineas et occultes iracundiam; nam ab ira liberari,<text:line-break/>statim atque velit, nullus potest, affectus autem turpitu-<text:line-break/>dinem cohibere potest. Hoc si frequenter fecerit, cogno-<text:line-break/>suet aliquando ipsa, fe minus nunc quam prius irasci,<text:line-break/>adeo ut neque ob rem levem neque magnam postea,</text:p>
      <text:p text:style-name="P2">sed solum piacula g<text:span text:style-name="Default_20_Paragraph_20_Font"><text:span text:style-name="T1">r</text:span></text:span>andia excandescat. Quin etiam ne<text:line-break/>ob magna quidem scelera unium postea indignari contin-<text:line-break/>get, si id, quod ego ab adolescentia susceptum per omne<text:line-break/>vitae tempus servavi, observet; nullum videlicet servo-<text:line-break/>runr manu mea verberari unquam, nec pater meus id<text:line-break/>in usu habuit: verum plerosque amicos, qui servorum<text:line-break/>dentes pugnis contunderent, corripuit, dignos esse dicens,<text:line-break/>ut inflammatione convulsi perirent. Licebat enim illis<text:line-break/>ferula et loro plagas, quot vellent, inferre, tum consilio<text:line-break/>rem paulo post conficere. Alii non pugnis fotum, sed<text:line-break/>etiam calcibus petunt, oculosque effodiunt, et stilo pu<text:span text:style-name="Default_20_Paragraph_20_Font"><text:span text:style-name="T1">n-<text:line-break/></text:span></text:span>gunt, si quando in manus venerit. Novi quendam, qui<text:line-break/>calamo, quo scribimus, prae iracundia in famuli oculum<text:line-break/>impegerit. Adrianus imperato<text:span text:style-name="Default_20_Paragraph_20_Font"><text:span text:style-name="T1">r</text:span></text:span> stilum, ut ajunt, in cu-<text:line-break/>jusdam ex famulis oculum intruserat Ubi jam ob vul-<text:line-break/>nus impactum unoculum factum esse cognovisset, accer-<text:line-break/>sivit, et pro damno accepto dona petere a fe concessit.</text:p>
      <text:p text:style-name="P2">Servus quum fubticuisset, Adrianus denuo rogare digna-<text:line-break/>tus est, quod vellet. Tandem ille ait, <text:span text:style-name="Default_20_Paragraph_20_Font"><text:span text:style-name="T1">t</text:span></text:span>e nequicquam<text:line-break/>velle , oculum dumtaxat repetere. Quodnam enim munus<text:line-break/>esset, quod oculi jactmam dignitate adaequaverit? Volo<text:line-break/>quidem et ego tibi recensere quippiam inter ea , quae<text:line-break/>misti acciderint, etsi jam saepius de eodem dixerim.<text:line-break/>E Roma paranti reditum cum amico quodam cive Gor-<text:line-break/>tyuae Cretae civitatis simul iter facere contigit; is erat<text:line-break/>inter caetera non contemnendus, quippe qui et simplex,<text:line-break/>comis, probus et victu quotidiano liberalis, sed iratam-<text:line-break/>dus adeo, ut suis ipsius manibus adversus servos utere-<text:line-break/>tur, nonnunquam etiam cruribus, sed multo magis loris<text:line-break/>et ligno, quodcunque occurrisset. Quum jam essemus<text:line-break/>Corinthi , omnes sarcinas et famulos a Cenchreis Athenas<text:line-break/>perferendos navigio curavit, ipfe vero, vehiculo uno<text:line-break/>mercede conducto, pedes per Megaras suat. Itaque quum<text:line-break/>Eleufinem praeteriissemus, ac Thriasium attingeremus, ro-<text:line-break/>gabat famulos a tergo comitantes eum de quadam farer-</text:p>
      <text:p text:style-name="P2">nula, illi vero, quid responderent, non habuerunt. Furore<text:line-break/>ergo correptus ille, quandoquidem nihil aliud habebat,<text:line-break/>quo adolescentes caederet, gladium simul cum vagina, in<text:line-break/>qua reconditus erat, cepit impegitque ipsorum capiti,<text:line-break/>non, qua latus ac planus est, inferens, (sic enim grave<text:line-break/>nihil fuisset,] fed qua locandi vim habet gladius. Dissecta<text:line-break/>igitur illico est vagi<text:span text:style-name="Default_20_Paragraph_20_Font"><text:span text:style-name="T1">n</text:span></text:span>a, vulnusque maximum in capite<text:line-break/>duplex utrique inflixit, ipsa etenim bis utrumque per-<text:line-break/>cussit. Postquam vero plurimum sanguinis fundi largiter<text:line-break/>conspexisset, nobis relictis, Athenas subito fe contulit,<text:line-break/>veritus , ne ipfo adhuc praesente fervorum alter periret.<text:line-break/>Nos tamen illos servarimus ad usque Athenas. Porro<text:line-break/>amicus ille Creteusis sese detestatus, Megaras in domum<text:line-break/>quandam manu prehensa me deducit, et, loro tradito,<text:line-break/>vestimentis exutum <text:span text:style-name="Default_20_Paragraph_20_Font"><text:span text:style-name="T1">t</text:span></text:span>e ob ea, quae execrata iracundia<text:line-break/>coactus (sic enim appellabat) perpetrasset, verberari jussit.<text:line-break/>Quod quum ego, ut aequum erat, irriderem, ru genua<text:line-break/>procumbens orabat, ne <text:span text:style-name="Default_20_Paragraph_20_Font"><text:span text:style-name="T1">t</text:span></text:span>ectis facerent. Perspicuum igitur</text:p>
      <text:p text:style-name="P2">est, quod tanto magis illum mihi risum commoveret,<text:line-break/>quanto magis eum in eo proposito, ut caederetur, vide-<text:line-break/>bam perseverare. Quum jam satis interea temporis ista<text:line-break/>nobis agentibus tereretur, pollicebar, me illi .plagas in-<text:line-break/>sucturum, si et ipse quoque exiguum adeo quippiam peti-<text:line-break/>turo. mihi concederet. Quod quum affirmaret se factu-<text:line-break/>rum, adhortabar insuper, ut dicenti nonnulla praebitu-<text:line-break/>rum aures promitteret, atque hanc aiebam este petitio-<text:line-break/>nem. Quod quum recepisset se <text:span text:style-name="Default_20_Paragraph_20_Font"><text:span text:style-name="T1">p</text:span></text:span>raestiturum, copiosius<text:line-break/>cum eo disserui praeponens, quomodo conveniret ani-<text:line-break/>mum iracundum coercere , ratione nimirum ; non enim<text:line-break/>flagris, sed alio modo servos emendari. llle igitur, ra-<text:line-break/>tione paulisper secum inita, malle melior seipso evasit.<text:line-break/>.Tu vero etsi non multo fias melior, satis esse ducito, si</text:p>
      <text:p text:style-name="Normal">vel parum anno priore ad meliora promoveris. Nam si<text:line-break/>pergas affectui resistere ac animum iracundum lenire,<text:line-break/>munirem laboris fructum anno subsequenti percipies.<text:line-break/>Deinde si in eo mentis statu persistas , perpendens tecum<text:line-break/>singula, majus ac majus tertio, et post eum quarto et</text:p>
      <text:p text:style-name="P2">quinto anno ad vitam honestiorem virtutis senties incre-<text:line-break/>mentnm. Tu<text:span text:style-name="Default_20_Paragraph_20_Font"><text:span text:style-name="T1">r</text:span></text:span>pe siquidem est multis aliquem anuis, ut<text:line-break/>medicus, aut grammaticus, aut rhetor, aut geometra fiat,<text:line-break/>laborare, verum ut in bonum virum .evadat, me pauxillo<text:line-break/>quidem tempore- laborem unquam assumere.-</text:p>
      <text:h text:style-name="Heading_20_2" text:outline-level="2">Cap. V. </text:h>
      <text:p text:style-name="P5">Quod ergo fit exercitii initium, denuo<text:line-break/>repetamus; nam de iis, quae maxime necessaria sunt,<text:line-break/>bis ac ter eadem dicere non est inutile. Monet hoc vi-<text:line-break/>delicet, ne quis ullum servum peccantem suis ipsius ma-<text:line-break/>nibus corrigat, sed quemadmodum ego, quod Platonem<text:line-break/>audivissem adversus quendam servorum peccantem ma-<text:line-break/>luisse agere, sin semper egi, honestum arbitratus esse hoc<text:line-break/>officium, simili modo et tu tibi praecipe, me famulos<text:line-break/>tuis manibus, quo tempore iratus es, caedas; neque al-<text:line-break/>teri, ut id faciat, imperes, feti indiem posterum disseras.<text:line-break/>Nam post iracundiam -prudentius apud te perpendes, quot<text:line-break/>verbera ei, qui puniendus est, conveniat infligere. .Num.<text:line-break/>praestat initio venia concessa sic rem perficere, ubi lo-</text:p>
      <text:p text:style-name="P2">rum postulaveris et verbis increpaveris, minatus deinceps<text:line-break/>nequaquam condonaturum, si tantundem peccaverit? Mul-<text:line-break/>to namque majus est, animo non amplius furente atque<text:line-break/>ab insania libero, ea quae facis facere, nempe quando<text:line-break/>cum ratione poenam inveneris. Quod etenim iracundia<text:line-break/>nihil ab insania differat, ex iis, quae iracundi faciunt,<text:line-break/>p<text:span text:style-name="Default_20_Paragraph_20_Font"><text:span text:style-name="T1">r</text:span></text:span>omptum est discere; pulsantes enim et calcitrantes, et<text:line-break/>vestimenta scludentes, et torvum quiddam intuentes,<text:line-break/>omnia conficiunt usque adeo, ut, quemadmodum dixi,<text:line-break/>ostiis, lapidibus et clavibus succenseant, et alia quidem<text:line-break/>collidant, alia mordeant, alia calcibus petant. Haec for-<text:line-break/>fau vere insanientium esse dicent, quae vero a tu fiant,<text:line-break/>prudentium. Nos p<text:span text:style-name="Default_20_Paragraph_20_Font"><text:span text:style-name="T1">r</text:span></text:span>ofecto , qui propriis manibus servos<text:line-break/>pulsant, minus peccare illis, qui lapides, ostia clavesque<text:line-break/>mordeant et pedibus trudant, fatemur; verum adversus<text:line-break/>hominem, simul atque peccaverit, saevire, vel parvae in-<text:line-break/>faniae opus esse, vel animantis cuiusdam ag<text:span text:style-name="Default_20_Paragraph_20_Font"><text:span text:style-name="T1">r</text:span></text:span>estis et<text:line-break/>ratione carentis, persuasum habemus. Non enim haec</text:p>
      <text:p text:style-name="P2">homo solus habet eximia , sed prae caeteris aliis rationem :<text:line-break/>si igitur illa ira deposita ritam condonant, nonne humi-<text:line-break/>tris id erit factum? Quamobrem noli hominem Iudicare<text:line-break/>prudentem, qui hoc unum sutum caverit, ne recalcitret,<text:line-break/>mordeat et pungat proximos; qui enim talis est, non<text:line-break/>amplius quidem ferinus est, sapiens tamen nondum est,<text:line-break/>sed medium inter illos fletum obtinet. Nunquid igitur<text:line-break/>studebis desinere te <text:span text:style-name="Default_20_Paragraph_20_Font"><text:span text:style-name="T1">t</text:span></text:span>eram esse, si non curas, ut in virum<text:line-break/>et honestum ct probum evadas? an fatius suerit, ut non<text:line-break/>amplius ferinum, sic neque insipientem neque rationis<text:line-break/>expertem permanere? Talis autem evades, si nunquam<text:line-break/>iracundiae deserviens,. fed rationi obtemperans, omnia<text:line-break/>agas, quae omnia tibi citra affectum consideranti videan-<text:line-break/>tur optima. Quomodo tandem hoc continget? nempe<text:line-break/>quum honore te affeceris, quo ne cogitare quidem. possis<text:line-break/>majorem. omnibus namque hominibus irascentibus, te<text:line-break/>fissum ira non moveri, quid aliud esit quam cunctis ho-<text:line-break/>minibus meliorem te ostendere? Ac si forte teipsum em-</text:p>
      <text:p text:style-name="P2">stimes, quid aliud est quam ostendere, teipfum existimari<text:line-break/>velio caeteris praestare, revera tamen praestantiorem esse<text:line-break/>nolle, quemadmodum fi quis corpus suum valere putari<text:line-break/>desideraverit, revera tamen aegrotet. Nunquid enim<text:line-break/>animi morbum esse censes iracundiam? An frustra a ve-<text:line-break/>turibus quinque ejus affectus hos putas nominari , dolo-<text:line-break/>rem, iram, iracundiam, cupiditatem et metum? Sed<text:line-break/>mihi multo melius esse videtur, primum quidem dictis<text:line-break/>perturbationibus diu resistere, et lecto surgentem de omni<text:line-break/>particulatim opere considerare, sutiusne fit affectibus ser-<text:line-break/>alentem vivere, an in omnibus ratione uti: dein ei, .qui<text:line-break/>ad bonitatem probitatemque aspiret, advocandum esse,<text:line-break/>qui singula, quae parum recta ab eo gerantur, iudicer:<text:line-break/>postea quotidie adhuc horisque fingulis in promptu hanc<text:line-break/>opinionem habere, nempe mestus esse bonum atque pro-<text:line-break/>bum te ipsum honorare. At hoc assequi nobis non licet,<text:line-break/>niti habeamus, qui singula, quae per errorem delinquimus,<text:line-break/>indicet Qum etiam illum , qui delicta singula ostenderit,</text:p>
      <text:p text:style-name="P2">servatorem et amicum maximum arbitrari oportet ; ad<text:line-break/>haec, si quando falso criminari videtur idem, iram con-<text:line-break/>tinere debes, primum, quod fieri possit, ut ea melius vi-<text:line-break/>deat, in quibus pecces, quam ipfe tu, ut tu illius vitia<text:line-break/>perfpicere facilius potes, etsi nonnunquam calumniam<text:line-break/>falsam moliatu<text:span text:style-name="Default_20_Paragraph_20_Font"><text:span text:style-name="T1">r. </text:span></text:span>Quin igitur exactius acriusque res tuas<text:line-break/>infpice : propterea , quod lu hoc maximum est , observes,<text:line-break/>nempe temet honorare instituas, hoc est, memineris<text:line-break/>prompte et irascentium animae turpitudinem et non<text:line-break/>irascentium pulchritudinem. Nam qui errare diu con-<text:line-break/>suevit, difficulter clavem affectuum potest assumere, <text:span text:style-name="Default_20_Paragraph_20_Font"><text:span text:style-name="T1">hoc<text:line-break/>est</text:span></text:span> l<text:span text:style-name="Default_20_Paragraph_20_Font"><text:span text:style-name="T1">isiectus coercere. </text:span></text:span>Similiter et dogmate, quibus <text:span text:style-name="Default_20_Paragraph_20_Font"><text:span text:style-name="T1">t</text:span></text:span>ubau-<text:line-break/>diens bonus simul et probus evadat, longo tempore singu-<text:line-break/>la convenit exerce<text:span text:style-name="Default_20_Paragraph_20_Font"><text:span text:style-name="T1">r</text:span></text:span>e. Obliviscimur enim ipsius rei fa-<text:line-break/>cile, ut quae protinus ex anima nossea propter affectuum<text:line-break/>copiam ei insilientem excidat. Proximum itaque huic<text:line-break/>est, ut, quisquis servari velit, ne horula quidem una fe-<text:line-break/>rias ac otium agat. Incitandi sunt omnes , ut nos cerri-</text:p>
      <text:p text:style-name="P2">piant, modesteque audiendi ipsi; quinetianr gratia non<text:line-break/>assentatoribus, verum increpantibus habenda. Pateat do-<text:line-break/>mus tuae ostium familiaribus; quovis tempore liceat rn-<text:line-break/>gredi , si in hunc modum te comparaveris. Quare fidas<text:line-break/>oportet, tanquam ab introeuntibus nulli vitio insigni ob-<text:line-break/>noxius esse maxime comprehendaris. Est . autem sicut<text:line-break/>omne inrito excindere vitium difficile, ita magna volenti<text:line-break/>facillimum. Foribus itaque tuarum aedium apertis, ut<text:line-break/>dixi , copiam femper familiaribus ad te accedendi exhi-<text:line-break/>beto. Sed quemadmodum alii omnes in publicum pro-<text:line-break/>grelfi omnia conantur facere ut decet, tu domi tuae<text:line-break/>ita facias. Illos autem alios deprehendi errantes nonnihil<text:line-break/>pudet, <text:span text:style-name="Default_20_Paragraph_20_Font"><text:span text:style-name="T1">s</text:span></text:span>emetipsos deprehendi non pudet. Tui vero prae-<text:line-break/>iertim quum admonearis peccati, erubescas, imo omnium<text:line-break/>maxime pudeat.</text:p>
      <text:h text:style-name="Heading_20_2" text:outline-level="2">Cap. VI. </text:h>
      <text:p text:style-name="P5">Hoc namque faciens poteris aliquando<text:line-break/>concupiscibilis facultatis vim irrationalem tanquam ferinum</text:p>
      <text:p text:style-name="P2">aliquid edomare et c<text:span text:style-name="Default_20_Paragraph_20_Font"><text:span text:style-name="T1">o</text:span></text:span>ercere. Num grave fuerit, viros<text:line-break/>equestres indomitos equos pauxillo tempore mansuetos<text:line-break/>reddere, te vero, quum non extraneum aliquod animal<text:line-break/>susceperis, sed in anima vim irrationalem, cui ratio fem-<text:line-break/>per inhabitat, . ipsam non posse mitigare , ac si non ce-<text:line-break/>leriter., certe l<text:span text:style-name="Default_20_Paragraph_20_Font"><text:span text:style-name="T1">o</text:span></text:span>ngiori temporis spatio? Diximus c<text:span text:style-name="Default_20_Paragraph_20_Font"><text:span text:style-name="T1">o</text:span></text:span>piosius<text:line-break/>in commentariis de moribus, qua ratione quis animam<text:line-break/>c<text:span text:style-name="Default_20_Paragraph_20_Font"><text:span text:style-name="T1">o</text:span></text:span>mparet optimam, et quomodo robur ejus subvertere<text:line-break/>non expedit, sicut nec equis ac canibus, quibus utimur,<text:line-break/>obedientiam vero, sicut et- in ipsis, exercere. Indicatum<text:line-break/>insuper tibi est non mediocriter in illis commentariis,<text:line-break/>quo pacto r<text:span text:style-name="Default_20_Paragraph_20_Font"><text:span text:style-name="T1">a</text:span></text:span>rius irascibilis sacultatis utaris auxilio ad-<text:line-break/>verius alteram, quam veteres philosophi concupiscibilem<text:line-break/>vocaverunt, qua citra rationem in corporis voluptates<text:line-break/>impellimur. Quemadmodum igitur turpe spectaculum est<text:line-break/>ob iracundiam homo praeter decorum fe gerens, sic ob<text:line-break/>amorem, gulam, temulentiam ac ventris inexplebilem<text:line-break/>cupiditatem, quae concupiscibilis animae sunt actiones et</text:p>
      <text:p text:style-name="P2">affectus, quos non equo, non cani, velut iracundiam,<text:line-break/>sed apro feroci, et hirco, aut id genus agrestium cuidam,<text:line-break/>quod uicurarr non potest, assimilavimus. Quapropter hujus<text:line-break/>nulla disciplina talis est, qualis est alterius obtemperatio.<text:line-break/>Quod autem veteres appellabant punire irrationalem<text:line-break/>quandam animae vim, ad hanc spectabat Porro fit hu-<text:line-break/>jus potentiae punitio , dum desideratis frui ipsi non con-<text:line-break/>ceditur. Valida enim et magna efficitur, dum optata<text:line-break/>contingit, at ubi coercetur, exigua et imbecillis, ut<text:line-break/>non obtemperantiae, sed imbecillitatis causa rationem se-<text:line-break/>quatur. Eodem quoque modo videmus inter ipsus homi-<text:line-break/>nes inseriores aut inrito per vim sequi praestantiores,<text:line-break/>uti pueros et famulos, aut sua sponte, ut natura bonos.<text:line-break/>Atque hoc illis, qui verbis scilicet non castigati fuere,<text:line-break/>olim familiare. Nam ille protervus est et i<text:span text:style-name="Default_20_Paragraph_20_Font"><text:span text:style-name="T1">n</text:span></text:span>temperans,<text:line-break/>in quo videlicet vim appetitoriam rationalis non repressit.^<text:line-break/>Duas enim habemus in anima facultates rationis exper-<text:line-break/>les , unam , cujus opus est excandescere et frater his , qui</text:p>
      <text:p text:style-name="P2">in nos delinquere videntur. Hujus ipsius est et infen-<text:line-break/>sum esse diutius; qui tanto major est iracundia affectus,<text:line-break/>quanto etiam diuturnior. Alia vero in nobis est facultas<text:line-break/>rationis expers, qua ad id, quod suave est, ferimur,<text:line-break/>priusquam perspexerimus, commodumne fit et honestum,<text:line-break/>an nocuum et turpe. Hanc vehementem adeo prius co-<text:line-break/>hibere convenit, quam aucta robur insuperabile acquirat.<text:line-break/>Tunc enim, etiamfi coercere velis, non amplius possis.<text:line-break/>Dein inquies, sicut amantem quendam audiri, velle qui-<text:line-break/>dem cessare, fed non posse; adhortaberisque nos frustra,<text:line-break/>perinde ut ille petebat opem fibi ferri et affectum ex-<text:line-break/>tirpari, siquidem corporis affectuum quidam prae magni-<text:line-break/>tudine sunt immedicabiles. Id autem forsan ne cogitasti<text:line-break/>quidem unquam. Proinde nunc tibi praestiterit con-<text:line-break/>siderare et perpendere, ver<text:span text:style-name="Default_20_Paragraph_20_Font"><text:span text:style-name="T1">o</text:span></text:span>ne dicam, concupiscendi fa-<text:line-break/>cultatem auctam in amorem plerumque nullo sanabilem<text:line-break/>remedio nos praecipites agere, non corporum formoso-<text:line-break/>rutu, florentium, neque vene<text:span text:style-name="Default_20_Paragraph_20_Font"><text:span text:style-name="T1">r</text:span></text:span>eorum, sed ingluviei quo-</text:p>
      <text:p text:style-name="P2">que, gulae, ebrietatis, et indecorae praeter naturam tur-<text:line-break/>pitudinis; an mentiar haec, et alia- pleraque, quae a me<text:line-break/>prius dicta sunt. .Quae enim de iracundia retuli hacte-<text:line-break/>nus, eadem de affectibus aliis intelligite. Primum qur-<text:line-break/>dem alteri, non nobis ipsis eorum dignotionem conunis-<text:line-break/>teudam esse. Delude non quoscunque, sed senes, qui<text:line-break/>boni pariter et probi . aestimati, tum longo ante nos<text:line-break/>tempore nullis animi perturbationibus obnoxii fuerunt,<text:line-break/>nobis praeficiendos. Ad haec curandum, ne talibus,<text:line-break/>quoties vitium aliquod nostrum ostendant, succensere xi-<text:line-break/>deamur, sed magis habere gratiam; postea quotidie tui<text:line-break/>ipsius meminisse, satius esset, si frequenter, sin minus,<text:line-break/>certe ad lotis saltem exo<text:span text:style-name="Default_20_Paragraph_20_Font"><text:span text:style-name="T1">r</text:span></text:span>tum, priusquam operi te accin-<text:line-break/>gas, vesperi, antequam te quieti remittas. Ego utique<text:line-break/>aliquando et haec, quae tanquam Pythagorae monita cis-<text:line-break/>cumfermrtur, bis- ac ter primum. consuevi legere, mox<text:line-break/>voce pronunciare. Non enim satis est solum irae resistere,</text:p>
      <text:p text:style-name="P2">nisi voracitatem, gulam, temulentiam, curiositatem et<text:line-break/>invidentiam tollas simul e medio. Alter igitur de nobis<text:line-break/>periculum faciebat, si neque canum in morem cibos im-<text:line-break/>nrodice ingessisse deprehenderemus, vel, ut qui continua<text:line-break/>febre peruruntur, frigidam potionem aridius arriperemus,<text:line-break/>au ut vicos graves decet. Neque enim decorum est ob<text:line-break/>famem cupiditate quadam inexplebili cibum assumere,<text:line-break/>nec sitis gratia totum omnino exhaurire calicem. Adde,<text:line-break/>multo minus decere ob gulam omnibus praesentibus vel<text:line-break/>placentam, vel aliud delicati quid obsonii intemperan-<text:line-break/>tius devorare. Quapropter hic quoque alii, qui in iis<text:line-break/>omnibus sibi temperare norunt, admonendi - nobis fiunt,<text:line-break/>ut, lu quibus peccemus, observent dicautque. Subsequenti<text:line-break/>vero tempore sine paedagogis ipsi nos observemus, quo-<text:line-break/>modo luter convivas universos minorem obtonsi partem<text:line-break/>accipiamus, et a ferculis opiparis abstineamus; salubribus<text:line-break/>modice sumptis contenti. At temporis processu nequaquam<text:line-break/>amplius convivas respicere te velim. Nam magni laboris haud:</text:p>
      <text:p text:style-name="P2">fuerit tunc bibere et esse ^modestius. Si enim ita te ipsum<text:line-break/>honorare didiceris, considera aliquando <text:span text:style-name="Default_20_Paragraph_20_Font"><text:span text:style-name="T1">r</text:span></text:span> magis temperan-<text:line-break/>ter heri vel hodie vixisse. Hoc factu senties quotidie te<text:line-break/>minori negotio ab his, quae dixi, absti<text:span text:style-name="Default_20_Paragraph_20_Font"><text:span text:style-name="T1">n</text:span></text:span>ere, animumq<text:span text:style-name="Default_20_Paragraph_20_Font"><text:span text:style-name="T1">n</text:span></text:span>e<text:line-break/>tuum magis ac magis exhilarari, fi verus temperantiae<text:line-break/>amatur lis. Ita enim qui amat, gaudet in eo, quod amat,<text:line-break/>si profecerit. Hinc est, quod ebriofos laetari videamus,<text:line-break/>quando potu superant combibones; qui voraces sunt, et<text:line-break/>hos ciborum copia oblectari; qui gulosi, placentis, farta-<text:line-break/>gruibus, patinis et condimentis aromaticis. Noni etiam<text:line-break/>quosdam, qui frequenti et immoderata venere se oster-<text:line-break/>tarent. Quemadmodum igitur eorum summa exercent et<text:line-break/>persequuntur, quorum desiderio tenentur, ita nos summo<text:line-break/>temperantiae studio deditos . esse oportet. Eo namque<text:line-break/>pactu intemperantibus nos haud assimilabimus, quamquam<text:line-break/>continentiae et temperantiae plus habere,. quam illi, satis<text:line-break/>non sit, nisi ejusdem rei aemulos etiam superare conten-</text:p>
      <text:p text:style-name="P2">damus. Haec etenim pulcherrima est contentio. At<text:line-break/>post illos ruriusl nosmetipsos vincamus, ut ex diuturna<text:line-break/>consue tudine. saluberrimis istis juxta ac susceptu facilli-<text:line-break/>mis suaviter assuescamus, memores eorum, quae a veteri-<text:line-break/>bus dicta <text:span text:style-name="Default_20_Paragraph_20_Font"><text:span text:style-name="T1">t</text:span></text:span>unsi ex quorum numero re<text:span text:style-name="Default_20_Paragraph_20_Font"><text:span text:style-name="T1">t</text:span></text:span>entor et illud; <text:span text:style-name="Default_20_Paragraph_20_Font"><text:span text:style-name="T1">De-<text:line-break/>lige vitae genus optimum , id jucundum efficiet consue-<text:line-break/>tudo. </text:span></text:span>Qua igitur ratione, quum iracundiae resistere te<text:line-break/>volebam, hoc inde commodi signum affulgebat, quod ira-<text:line-break/>fcentem te ipsium amplius non viderem, sic temperantiae<text:line-break/>indicium existima, quod suavia non amplius concupiscas.<text:line-break/>At via ad eam per continentiam tenuit; quin hoc modo<text:line-break/>temperans excellit continentem, quod nec opiparos cibos<text:line-break/>vel ob diuturnam consuetudinem, velo ob continentiam<text:line-break/>appetit, quemadmodum et Graecum nomen ipsius indicat<text:line-break/>compositum ex continere et vincere cupiditates. Caele-<text:line-break/>rum initio laboris plena et afpera est, sicut alia bone-<text:line-break/>statum rerum studia. Quare, si vel virtutem malitiae loco<text:line-break/>vel .animi tranquillitatem pro corporis titillationibus malis</text:p>
      <text:p text:style-name="P2">recipere, praeposita ratione exercitandus es, ad temperans<text:line-break/>fiam eundo per continentiam. Sin autem vel negligere<text:line-break/>virtutem, vel tutius corporis voluptatibus indulgere sta-<text:line-break/>tuas, ratio deserenda est, quae ad virtutem non adhorta-<text:line-break/>tur quidem , sied iis , qui adhortationem receperunt, viae<text:line-break/>dux existit, qua quis eam comparare queat. Jam. vero,<text:line-break/>quum oratio nobis partita sit in haec videlicet, quomodo<text:line-break/>quisque seipsum cognoscat, et errores cognitos emendet;<text:line-break/>de hoc posteriore dicere nequaquam proposuimus, sed<text:line-break/>quomodo proprios errores agnoscat Quoniam vero ob-<text:line-break/>noxii vitiis ac erroribus eos nequeunt dignoscere, alios a<text:line-break/>nobis accipient inspectores ipsos exercentes, utpote qui<text:line-break/>jam probe noveri<text:span text:style-name="Default_20_Paragraph_20_Font"><text:span text:style-name="T1">n</text:span></text:span>t, quibus erroribus et affectibus liberati<text:line-break/>sint, quid ve est perfectionem desideretur. Quod subinde<text:line-break/>consuevi dicere, nunc quoque dicam, altero modo dissi-<text:line-break/>cillimum esse <text:span text:style-name="Default_20_Paragraph_20_Font"><text:span text:style-name="T1">t</text:span></text:span>eipsum cognoscere, altero facillimum Si<text:line-break/>enim quis intus velit se nosse, plurimum sudet necesse<text:line-break/>est: sin autem foris, laboris propemodum nihil sentiet. -</text:p>
      <text:p text:style-name="P1">Cap. VII. Nos ergo haec omnia, quae dicta et<text:line-break/>dicenda sunt, volentibus apponimus. Est fo<text:span text:style-name="Default_20_Paragraph_20_Font"><text:span text:style-name="T1">r</text:span></text:span>san alia<text:line-break/>quaedam via, qua bo<text:span text:style-name="Default_20_Paragraph_20_Font"><text:span text:style-name="T1">n</text:span></text:span>us quis probusque evadat. At,<text:line-break/>quom ullam inventam esse ig<text:span text:style-name="Default_20_Paragraph_20_Font"><text:span text:style-name="T1">n</text:span></text:span>orem , non fotum hac per<text:line-break/>totam vitam usus <text:span text:style-name="Default_20_Paragraph_20_Font"><text:span text:style-name="T1">t</text:span></text:span>um, verunu etiam aliis abunde indi-<text:line-break/>cavj. adhortatus, ut rependere<text:span text:style-name="Default_20_Paragraph_20_Font"><text:span text:style-name="T1">n</text:span></text:span>t redde<text:span text:style-name="Default_20_Paragraph_20_Font"><text:span text:style-name="T1">r</text:span></text:span>entque aliquid, vi-<text:line-break/>cissinr: doce<text:span text:style-name="Default_20_Paragraph_20_Font"><text:span text:style-name="T1">n</text:span></text:span>tes, si quam aliam probitatis riam cognoscant.<text:line-break/>Itaque, dum alteram desideramus, hanc ingrediamur, quae<text:line-break/>omnium affectuum judicio et curatio<text:span text:style-name="Default_20_Paragraph_20_Font"><text:span text:style-name="T1">n</text:span></text:span>i communis esu<text:line-break/>Jam vero contentionis studium, gloriae ac imperii cupi- .<text:line-break/>. ditas animae funt affectus. ; Haec illis mi<text:span text:style-name="Default_20_Paragraph_20_Font"><text:span text:style-name="T1">n</text:span></text:span>or quidem, sed<text:line-break/>tamen ipsa quoque affectus. De invidia autem quid atti-<text:line-break/>net dicere? omnium malorum est pessimum. <text:span text:style-name="Default_20_Paragraph_20_Font"><text:span text:style-name="T2">appello.au-<text:line-break/></text:span></text:span>. telu invidiam, quum quis alterius commodo dolet. Dolor<text:line-break/>omnis affectus est, fied multo pellimus invidia, sive asse-<text:line-break/>ctuum unus, sive doloris species ei assimilis <text:span text:style-name="Default_20_Paragraph_20_Font"><text:span text:style-name="T1">n</text:span></text:span>ominetur.<text:line-break/>At communis omnium praedicta curationis ratio. Quod</text:p>
      <text:p text:style-name="P2">enim et turpia et fugienda sint, per<text:span text:style-name="Default_20_Paragraph_20_Font"><text:span text:style-name="T1">s</text:span></text:span>picere oportet in iis<text:line-break/>hominibus, qui vehementer . ab illis detinentur; .in illis<text:line-break/>enim turpitudo perspicua apparet. Quod quidem in nobis<text:line-break/>videmus nihil, caecitatem putare oportet vel circa amans<text:line-break/>vel circa amatum. Accedit huc, quod nonnulla prae<text:line-break/>exiguitate nimia nos latent, nec sensibus nostris se osse-<text:line-break/>ru<text:span text:style-name="Default_20_Paragraph_20_Font"><text:span text:style-name="T1">n</text:span></text:span>t, quae in aliis propter magnitudinem non possunt non<text:line-break/>conspici Convenit igitur. senem quempiam invenire, qui.<text:line-break/>illa inspicere possit , rogareque, ut omnia cum libertate<text:line-break/>commonstret. Dei<text:span text:style-name="Default_20_Paragraph_20_Font"><text:span text:style-name="T1">n</text:span></text:span>de, si quid dicat, primum gratiam age-<text:line-break/>mus; ac. statim digressi, ratione paulisper inita, nosuret-<text:line-break/>ipsius corripiemus.; et affectum, non quousque aliis solis<text:line-break/>non appareat, sed ne radix ejus in animo relinquatur,<text:line-break/>conabimur evellere; nam ex iis, quae relinquuntur, rursus<text:line-break/>aliquid pullulat, dum a pravitate irrigatur. Eoque ani-<text:line-break/>urum nos ipsos adhibere convenit in singulis affectibus,<text:line-break/>quos circa cos, quibuscum conversamur, conspicimus, num<text:line-break/>quid tale in anima nostra deprehendi queat. Extirpau-<text:line-break/>dum enim est, dum nascitur adhuc, priusquam accepto in-</text:p>
      <text:p text:style-name="P2">cremento stat inmedicabile. Ple<text:span text:style-name="Default_20_Paragraph_20_Font"><text:span text:style-name="T1">r</text:span></text:span>ique enim caeteros om-<text:line-break/>nes assectus animi nihil ducunt, etsi;. quum alios eis ob-<text:line-break/>noxios videant, damnent Dolor omnibus apparet malunt,<text:line-break/>uti labo<text:span text:style-name="Default_20_Paragraph_20_Font"><text:span text:style-name="T1">r</text:span></text:span> in corpore. Quidam tamen ex familiarissimis<text:line-break/>mihi adolescentulis, qui fe -ob minutula dolorem aliquam-<text:line-break/>do fensisse negasset, postea vero, quum aliquando id ex-<text:line-break/>pe<text:span text:style-name="Default_20_Paragraph_20_Font"><text:span text:style-name="T1">r</text:span></text:span>tua fuisset, ad me accessit summo mane dixitque, fe<text:line-break/>totam noctem insomnem duxisse hujus <text:span text:style-name="Default_20_Paragraph_20_Font"><text:span text:style-name="T1">r</text:span></text:span>ei gratia, inte<text:span text:style-name="Default_20_Paragraph_20_Font"><text:span text:style-name="T1">r</text:span></text:span>ea<text:line-break/>sibi in mentem venisse, fe ne in maximis quidem rebus<text:line-break/>unquam aeque doluisse, ac lu pa<text:span text:style-name="Default_20_Paragraph_20_Font"><text:span text:style-name="T1">r</text:span></text:span>tis - doleret. Voluisse<text:line-break/>igitur discere, undenam hoc sibi acciderit, ex iludione<text:line-break/>aliquo aut disciplinis, an natura talis siti Respondebam<text:line-break/>itaque illi verum. Etenim naturam diri in puerorum ae-<text:line-break/>tale multum ad vitae perfectionem momenti afferre, deinde<text:line-break/>disciplinas et exercitia. Quod nostrae vero naturae plu-<text:line-break/>rimum inte<text:span text:style-name="Default_20_Paragraph_20_Font"><text:span text:style-name="T1">r</text:span></text:span> fe differunt, in pueris occurrentibus mani-<text:line-break/>festo licet cognofcere. Quosdam etenim eorum alacres,<text:line-break/>quosdam tristes suspicimus, alios. ob quaeris ridere para-</text:p>
      <text:p text:style-name="P2">tus, alios plorare quavis parva occasione. Simili modo<text:line-break/>lu communia habent omnia, illi rapiunt, nonnulli propter<text:line-break/>minima excandescunt adeo, ut lapides et ligna, quibus<text:line-break/>proximos ulciscantur, quod iniuria se putent affici, mor-<text:line-break/>deant et calcibus insultent. Rursus aliqui mali patientes,<text:line-break/>mites, non iracundi, nec plorantes, nisi offensi graviter.<text:line-break/>Similiter etiam Eupolis jusimn illum Aristidem, quum ro-<text:line-break/>garetur a Nicia, an natus esset Iustus, sic decenter respou-<text:line-break/>dectem introduxit; Natura quidem maximum, verum ego<text:line-break/>illam dein acriter adjuvj. Quamobrem naturae juvenum<text:line-break/>non ad dolorem modo, sed ad iracundiam gulamque fa-<text:line-break/>cile proclives sunt, de quibus ad hunc usque locum plu-<text:line-break/>rima verba fecimus. Insuper praeter illos, quos supra<text:line-break/>retulimus, aliquos rideas impudentes, aliquos verecundos;<text:line-break/>hos memores, illos immemores; alios obliviosus, nonnul-<text:line-break/>los disciplinarum studiosus, quosdam negligentes et defi-<text:line-break/>diosus. Ex studiosis sunt, qui nito gaudeant, siquando Ian-</text:p>
      <text:p text:style-name="P2">dentur; fiunt qui a praeceptoribus reprehensi erubescant;<text:line-break/>sunt qui flagra timeant. Sic et desidiosorum ob contraria<text:line-break/>videas unumquemque turpescere et otioso esse animo. Ex<text:line-break/>iis igitur, quae omnes homines vident circa pueros, .hos<text:line-break/>vocant verecundos, illos impudentes. Eadem vero. ratione<text:line-break/>vel honoris ac probitatis amantes, vel probitatis ac bono-<text:line-break/>ris negligentes; partim etiam timidos, et poenarum con-<text:line-break/>temptores, atque id genus alias appellationes pro natura<text:line-break/>cujusque assis imponunt Sic etiam puerorum alios. na-<text:line-break/>tura mendaces, alios veritatis amatores intuemur, mul-<text:line-break/>tasque alias morum differentias habentes, de quibus nunc<text:line-break/>non est necessarium ju<text:span text:style-name="Default_20_Paragraph_20_Font"><text:span text:style-name="T1">r</text:span></text:span>e dicere. Quidam enim ipsorum<text:line-break/>bonam facillime recipiunt institutionem; aliqui nihil ex<text:line-break/>ea proficiunt aut commodi fentiunt: non tamen ea de<text:line-break/>causa negligendi sunt pueri , fetl optimis quibusque mori-<text:line-break/>bus educandi Quod si igitur natura sprerunt. ex diligenti<text:line-break/>cura .disciplina que utilitatem capiat, in bonos evadent vi-<text:line-break/>ros; sin minus, nos nostro functi officio culpa carebimus.</text:p>
      <text:p text:style-name="P2">Assimilis enim est quodammodo puerorum institutio stiti-<text:line-break/>pium culturae. In illa namque agricola nunquam potest<text:line-break/>efficere, ut rubus proferat uvam, siquidem natura ejus ta-<text:line-break/>lem principii perfectio<text:span text:style-name="Default_20_Paragraph_20_Font"><text:span text:style-name="T1">n</text:span></text:span>em minime recipit. Iterum si<text:line-break/>vites, quod ad ipsus . attinet, abunde fatis foecundas negli-<text:line-break/>gens, loli naturae emam committat, pravum fructum aut<text:line-break/>-nullum producenti Pari modo, si ex animalibus equum<text:line-break/>erudias, ad multa accommodum habebis, ursum autem<text:line-break/>quamvis aliquando mansuetum docendo feceris, non ta-<text:line-break/>men firmum habitum retinebit, vipera vero et scorpius<text:line-break/>tantum de fe nunquam immutant, ut nec ad mansuetu-<text:line-break/>finem accedere solum videantur. Ego hercle qua prae-<text:line-break/>datus sim natura, nullo queam pacto cognoscere; nam<text:line-break/><text:span text:style-name="Default_20_Paragraph_20_Font"><text:span text:style-name="T1">t</text:span></text:span>emetipsum ostendere, viris etiam absolutis, nedum pueris<text:line-break/>est difficile.</text:p>
      <text:h text:style-name="Heading_20_2" text:outline-level="2">Cap. VllI. </text:h>
      <text:p text:style-name="P5">At raram quandam felicitatem conscquu-<text:line-break/>tus <text:span text:style-name="Default_20_Paragraph_20_Font"><text:span text:style-name="T1">t</text:span></text:span>um, cui pater contigerit mitissimus, sanissimus, probissi-<text:line-break/>mus et humanissimus, mater licet iracunda adeo . fuerit,</text:p>
      <text:p text:style-name="P2">ut ancillas objurgaret interim, semper vociferaretur, cum<text:line-break/>patre magis, quam Xauthippe cum Socrate, pugnaret. Quum<text:line-break/>itaque honesta patris opera cum turpibus matris affecti-.<text:line-break/>bus invicem conferrem, cogitavi illa arripere et amare,<text:line-break/>hos fugere et odisse. Quemadmodum igitur in his in..<text:line-break/>gens parentum discrimen, sic lu illo maxime depreheu-<text:line-break/>debam, nempe quod pater meus ob nullum quamvis grave<text:line-break/>incommodum doleret, mater etiam angeretur ob levissima.<text:line-break/>Novisti tu .quoque forsan, pueros, quibus incumbant, haec<text:line-break/>imitari, quae vero illubentes viderint, illa fugere. Pa-<text:line-break/>tris itaque disciplina suit hujusmodi. Postquam annum<text:line-break/>implevissem decimumquartum, audiebam philosophos civi-<text:line-break/>Ies, saepissime Stoicum Philopatoris discipulum, parvo<text:line-break/>quoque tempore Platonicum Gai discipulum, eo quod ipsi<text:line-break/>non vacaret, ut qui ad civilia negotia a civibus trahere-<text:line-break/>tur, quia solus ipsis aequus, pecuniae contemptor, necnon<text:line-break/>accessu facilis et mitis judicabatm. Interea autem venit</text:p>
      <text:p text:style-name="P2">et alius, civis noster, ex longa peregrinatione, Aspafii Pe-<text:line-break/>ripatetici discipulus, et post hunc ab Athenis alius Epi-<text:line-break/>cuneus, quorum omnium vitem et dogmata mea causa<text:line-break/>pater inquirebat, mecum ad eos profectus. Erat autem<text:line-break/>plurimum in Geometria, Arithmetica, Architectura, et<text:line-break/>Astronomia exercitatus. Quum jam vellet doctorem li-<text:line-break/>nentibus demonstrationibus aeque uti debere significare,<text:line-break/>nati oportet, inquit, honestarum artium praecepta, quibus<text:line-break/>usus es, inter su dissentire, sicut veteres in praedictis<text:line-break/>dilciplinis, quarum primae Geometria et Arithmetica:<text:line-break/>qua de causa temere ne sectae cuivis teipsum addicas, sed<text:line-break/>tempore diuturno discas judicesque eas; sic tandem. ah<text:line-break/>omnibus homluibus laudem mereberis. Quin et apud<text:line-break/>philosophos in conscsso est, haec . imitatione esse digna,<text:line-break/>et nunc imitanda ei, qui discere et locupletare fe volet,<text:line-break/>tum qui justitiae, temperantiae, fortitudini atque prttden-<text:line-break/>tiae studeat. Laudant enim universi virtutes has, quam-</text:p>
      <text:p text:style-name="P2">vis .ipsi sibi probe conscii sint, quod -nec ullanr ipfarum<text:line-break/>habeant, sed .rideri aliis fortes, temperantes, justiet pru-<text:line-break/>dentes conantur. Caeterum doloris expertes non esse<text:line-break/>reve<text:span text:style-name="Default_20_Paragraph_20_Font"><text:span text:style-name="T1">r</text:span></text:span>a, sed appare<text:span text:style-name="Default_20_Paragraph_20_Font"><text:span text:style-name="T1">r</text:span></text:span>e tantum volunt.; Proinde hoc in pri-<text:line-break/>mis cavendum, quod cunctis hominibus magis quam vir.-<text:line-break/>tus lu studio esu Has, inquam, a patre praeceptiones sta-<text:line-break/>ditas in hunc usque diem reservo, nullam sectam profes-<text:line-break/>fus eorum, quos omni studio exacte disquisierim, atque<text:line-break/>imperterritus adversum vitae casus ac pericula, quemad-<text:line-break/>modum et patrem vidi, permaneo, Proinde nulla plane,<text:line-break/>nisi forsan omnium, quae possideo, j actura unquam aegri-<text:line-break/>tudinem asseret: tale namque nondum .expertus sum,<text:line-break/>Atqui honorem et gloriam contemnere me pater assuefe-<text:line-break/>cit, ve<text:span text:style-name="Default_20_Paragraph_20_Font"><text:span text:style-name="T1">r</text:span></text:span>ilatem solam magnifacere; alios vero, quum vel<text:line-break/>ignominia affectos se putent ab aliquo, vel ob bono<text:span text:style-name="Default_20_Paragraph_20_Font"><text:span text:style-name="T1">r</text:span></text:span>um<text:line-break/>jacturam dolere ridemus. Ex hujusmodi re. igitur nun-<text:line-break/>quam me dolere sensisti; nec tanta rerum damna hucus-<text:line-break/>que perpessi sinu<text:span text:style-name="Default_20_Paragraph_20_Font"><text:span text:style-name="T1">a</text:span></text:span>s, ut non ex reliquiis corporis lenita-</text:p>
      <text:p text:style-name="P2">tem tueri licuisset ;nec talem infamiam sustuli, quae men-<text:line-break/>tem. a rationis fede motam deiecerit. Porro fi quos au-<text:line-break/>diam vituperare me, quosdam vero prebere, iis re-<text:line-break/>pugno, putoque, omnium hominum de fe laudes deside-<text:line-break/>rare simile esse ei, quod omnium rerum possessionem velle<text:line-break/>habere. Quamobrem mihi videor et forsan tibi videbor<text:line-break/>nihil grave hucusque passus transegisse vitam . sum motus<text:line-break/>stia et dolore.. Siquidem omnibus nondum exutus ium<text:line-break/>divitiis, neque ignominiam passus. Quod fi boa, equus<text:line-break/>aut servus perierit, idcirco non dolendum misti censeo,<text:line-break/>eorum memori, quae pater praeceperat, consulens nequa- .<text:line-break/>quum esse ob ullam bonorum jacturam dolendum , quam-<text:line-break/>diu ad corporis tutelam reliqua sufficiant. Hunc possessio-<text:line-break/>nutn illarum primum statuit finem, non esurire, non al-<text:line-break/>gere, non sitire; fi amplior facultas contingat, in actiones<text:line-break/>honestas eam esse tiansserendam. Misti igitur tanta hac-<text:line-break/>tenus pecuniarum facultas suppetiit, quanta persugieudis</text:p>
      <text:p text:style-name="P2">illis satis fuit. Noni autem, inquit, et te duplo nos opr-<text:line-break/>bus superare, tum in civitate nostra quam honoratissimum<text:line-break/>agere; ita ut, quae tristitiae causa praeter inexplebilem<text:line-break/>cupiditatem tibi suerit, haud inveniam. Ad hanc ergo<text:line-break/>stolam exercitationem me composui , in memoria semper<text:line-break/>habens, meditans, expendensque, donec persuasus essem,<text:line-break/>bis duo quatuor valere.</text:p>
      <text:h text:style-name="Heading_20_2" text:outline-level="2">Cap.. IX. </text:h>
      <text:p text:style-name="P5">Videamus enim, inquit, testula, qualis-.<text:line-break/>nam sit affectus inexplebilis cupiditas. At disputationis<text:line-break/>initium nutrimenti lusatiabrlis cupiditas exhibebit.. Et-<text:line-break/>enim quum supra mediocritatem cibus ingeritur, iu-<text:line-break/>exp labilem cupiditatem appellamus; mediocritas autem<text:line-break/>ipsius ex nutrimenti usu judicatur; usus autem ip-<text:line-break/>sius est <text:span text:style-name="Default_20_Paragraph_20_Font"><text:span text:style-name="T1">n</text:span></text:span>utrire corpus. Nutriet prebe concoctus; con-<text:line-break/>coquetur, si mediocris; immodicum enim non posse con-<text:line-break/>coqui novimus. Quod si semel accidat, usum ejus cor-<text:line-break/>rumpi necesse esu Si ventriculus ab incoctorum ciborum<text:line-break/>morsu ac rosione molestiam passus totum excernat, synr-</text:p>
      <text:p text:style-name="P2">pluma quidem nominatur diarrhoea, usus vero alimenti cor-<text:line-break/>rumpitur ; si quidem non, ut intestina per<text:span text:style-name="Default_20_Paragraph_20_Font"><text:span text:style-name="T1">r</text:span></text:span>eptet, id capi-.<text:line-break/>mus, sed ut omnibus corporis partibus apponatur. At<text:line-break/>ubi non bene coctum distribuitur, vitiosum humorem in.<text:line-break/>venis parit Quoniam igitur in corpore nostro qualis res<text:line-break/>sit inexplebilis cupiditas, didicisti , transgressus ad animum,<text:line-break/>et lue naturam ejus contemplere, atque perpende in una-<text:line-break/>quaque rerum materia, ali iis quae possidentur sumpto ex-<text:line-break/>ordio. ln his ergo- quaedam parum recte affectantur, uti<text:line-break/>fiunt margaritae, sardonyches, et alii lapides omnes, quem-<text:line-break/>admodum ornatus, quem mulieres gestant ut quid iis,<text:line-break/>quae collo circumdant, simile. Hujus generis sunt ve-<text:line-break/>stimenta auro - contexta, aut supervacuum aliquod opus<text:line-break/>habentia, aut quae materiam ex longinque allatam deside-<text:line-break/>rani; ut quae - vocantur serica. Nonnulla possessionum<text:line-break/>corporis sanitati accommoda merito expetuntur. Prima;<text:line-break/>quibus- alimur; vestimur, et calceatum; inter quae habita-<text:line-break/>culum etiam annumeratur. Hric spectant, quae videntur</text:p>
      <text:p text:style-name="P2">aeg<text:span text:style-name="Default_20_Paragraph_20_Font"><text:span text:style-name="T1">r</text:span></text:span>ota<text:span text:style-name="Default_20_Paragraph_20_Font"><text:span text:style-name="T1">n</text:span></text:span>tibus idonea. Sunt quae utrisque et sanis et ae-<text:line-break/>grotis ex aequo conducunt, ut oleum. Nonnulla rursus<text:line-break/>id genus majorem, aliqua minorem hominum corporibus<text:line-break/>utilitatem asserunt, Atque jam abundantiae et possessionis<text:line-break/>illorum finem manufesto te perspexisse arbitror; sicut enim<text:line-break/>cubitalis calceus plane est inutilis, flo etiam quinque et<text:line-break/>decem habere calceamenta praeterquam duo incommo-<text:line-break/>dum dicitur. Aliarum rerum commoditate abunde latis<text:line-break/>utimur. Ad hunc modum vestem duplicem samulosque<text:line-break/>et supellectilem possidere sufficit. Apud nos, inquam, non<text:line-break/>vestes solum plures duabus, <text:span text:style-name="Default_20_Paragraph_20_Font"><text:span text:style-name="T1">t</text:span></text:span>est famuli quoque et fupel-<text:line-break/>lex servantur; omnia denique nostrae domi dualem nu-<text:line-break/>merum excedunt. Nam proventum ex iis, quae tenemus,<text:line-break/>recipimus multiplicem magis, quam ut ad sanitatem fo-<text:line-break/>lanr corpori suppeditetur. Quicunque, ajo, voltiptuariam,<text:line-break/>ut ferunt, degunt ritam, non duplo aut triplo plura quam<text:line-break/>nos insumere videmus; verum quintuplo, decuplo, imo<text:line-break/>ter decuplo. Alium ruc<text:span text:style-name="Default_20_Paragraph_20_Font"><text:span text:style-name="T1">t</text:span></text:span>us eundem mecum vitae modum</text:p>
      <text:p text:style-name="P2">tenere conspicio , et ex aequo mecum. dolere , licet facul-<text:line-break/>tas non annis singulis accrescat, quum redituum decima<text:line-break/>forsan insumatur portio, reliquae novem praesentibus ap-<text:line-break/>ponantur. Video enim, te ne in honesta quidem rerum<text:line-break/>studia quicquam impendere audere, nihil in librorum<text:line-break/>emptionem et apparatum, item scribentium exercitatio-<text:line-break/>nem, sive notis ad celeritatem,- sive figuris ad pulchritu-<text:line-break/>dluem, quemadmodum nec in eos, qui recte legunt. In-<text:line-break/>super nulli quippiam impartientem te video, ut me fre-<text:line-break/>quenter servis vidisti, his vestes, illis alimenta, vel ali-<text:line-break/>quid aliud in aegrotationem sublevandam communicare,<text:line-break/>nonnullorum etiam aes alienum solvisse visus sum. ob<text:line-break/>quod omnem relinquo proventum, quem a patre suscepi,<text:line-break/>qui ex eo nihil, quod superfluum fit, repono, neque the-.<text:line-break/>fauros congero, neque multo plura, quam impenderim, re-<text:line-break/>pono. Nihilominus tamen relaxantem me curas saepius<text:line-break/>non negaveris, sicut ipse fateris, nunquam dolentem vi-<text:line-break/>disin Nunquid igitur tristitiae tuae causam potes perfpi-</text:p>
      <text:p text:style-name="P2">cere, an a me nomen ipsius audi<text:span text:style-name="Default_20_Paragraph_20_Font"><text:span text:style-name="T1">r</text:span></text:span>e desideras? jamne<text:line-break/>istud quoque tibi fieri vis? Unam omnium animi dolorum<text:line-break/>causam intellige, quam Graeci nunc quidem inexplebilem.<text:line-break/>cupiditatem, nunc vero avidam habendi libidinem ap-<text:line-break/>pellunt, insatiabilitatem quidem ab. eo, quod inexplebiles<text:line-break/>habeat cupiditates. Quippe praesentibus non contenti,<text:line-break/>quae absunt, desiderant insatiabiles. Num si duplum con-<text:line-break/>sequantur, .triplum parare contendunt; sic triplum ha-<text:line-break/>beant, quadruplum appetunt. Atque hoc modo ad ditiores,<text:line-break/>non inferiores respi ciunt; illos vi<text:span text:style-name="Default_20_Paragraph_20_Font"><text:span text:style-name="T1">n</text:span></text:span>cere moliuntur, illis<text:line-break/>habere plura concupiscunt.. Tu igitur, inquibam, si uni-<text:line-break/>verfos nostios nives sic inspicias , paucos te ipso locuple-<text:line-break/>tiores reperies; eris autem facile reliquis omnibus opu-<text:line-break/>lentior; item fervis, ut conflet, et .tot praeterea mulie-<text:line-break/>ribus. Si itaque nobis circiter quadraginta millia civium<text:line-break/>adsint, appositis simul eorum uxoribus et famulis, haud<text:line-break/>ibis iusitias, te duodecim hominum myriadibus ditiorem<text:line-break/>esse, sed hos velle praecedere, et eximium inter opulen-</text:p>
      <text:p text:style-name="P2">tos spectari, quamquam longe melior ciris sit sorte sua<text:line-break/>contentus , qualis tu esse potes ; siquidem divitiis ex-<text:line-break/>cellere non virtutis, sed fortunae munus est, quae et<text:line-break/>servos et illiberales nobis, qui ingenui vocantur, locuple-<text:line-break/>tiores efficit. Atqui tu, amplius.: licet universis civibus<text:line-break/>possideas, ut precaris, haud tamen contentus vives, quin<text:line-break/>magis dispicies statim, num quis in civitate alia sit ditior.<text:line-break/>Ubi si fortunam, quae suppeditare satis valeat, nactus vi-<text:line-break/>deare, ad alias transibis gentes, linque primas inter di-<text:line-break/>vites obtinere voles; quapropter non ditior omnibus,<text:line-break/>fed. osi infinitas cupiditates pauper e<text:span text:style-name="Default_20_Paragraph_20_Font"><text:span text:style-name="T1">r</text:span></text:span>is perpetuo. Quod<text:line-break/>si rerum usu mediocritatem tuam metiaris, divitum nu-<text:line-break/>mero, aut eorum, qui vehementer rebus abundant, jure<text:line-break/>optimo te ascripseris. Ego utique, tenuioris etsi fortunae,<text:line-break/>quam tu, inter eos me numero. Si: igitur ita habeas<text:line-break/>persuasum, nullius rui dispendium animo molestum aut<text:line-break/>grave senties, degesque beatus, quantum divitiarum securo<text:line-break/>conceditur. Caeterum si eandem honoris ambiendi. in-</text:p>
      <text:p text:style-name="P2">satietatem eximas, et hic a cura liber nives. At si a fa-<text:line-break/>miliaribus honorari tibi non satis fuerit, nisi omnes, qui<text:line-break/>in urbe degunt, tum ii, qui nondum te cognoverint, col-<text:line-break/>laudent, forsan ab illis prius cognosci, dein honore affici<text:line-break/>voles. Hoc autem ipsum, velle cognosci, ab omnibus, iiuo<text:line-break/>satiabilis gloriae cupiditatis opus est, velle vero honorari<text:line-break/>vanae stultaeque ambitionis. opus itaque tibi erit nunc<text:line-break/>quoque, ut lu divitiarum possessione vigilantia, sic, si ad<text:line-break/>gloriae studium et ambitionem desiderium tuum extendas,<text:line-break/>excruciari magis ob illos, qui, multi quum sint, nec te<text:line-break/>cognoscant, nec honorent. Quod ubi intellexerimus,<text:line-break/>semperque nos in eo exerceamus, tristitia carebimus.<text:line-break/>Qua vero ratione exercebimus, nisi intelligamus; rectene<text:line-break/>dictum sit, inexplebilem cupiditatem affectum animi esse<text:line-break/>pestilentissimum, quippe quae fundamentum quoddam est<text:line-break/>avaritiae, gloriae studii, ambitionis. regnandi cupiditatis<text:line-break/>et contentionis? Primum itaque in promptu semper ha-<text:line-break/>here oportet dogma de frugalitate, qua quis suis conten-</text:p>
      <text:p text:style-name="P2">tus est, coniunctum scilicet ei, quod de inexplebili cupiditate<text:line-break/>dicitur. Nam quicunque inexplebilem cupiditatem oderit,<text:line-break/>frugalitatem amabit. Quere si in hoc solo positum est<text:line-break/>ipsum dolere carere , id autem in nobis fit, jam licet<text:line-break/>citra dolorem vivere, dum in promptu quidem habemus<text:line-break/>dogma, quomodo quis suis contentus sit, et de insatiabili<text:line-break/>cupiditate : particularium vero operum exercitationem,<text:line-break/>quae singulis fit diebus in his dogmatibus, quod ex prima<text:line-break/>institutione aliis advenit, illis, qui hoc non consequuti<text:line-break/>sunt, hac qua dixi via post aliquando continget Quis<text:line-break/>namque dolore per aetatem suam vacare nolit? Aut quis<text:line-break/>hoc non divitiis perituris fcelestisque praeposuerit?</text:p>
      <text:h text:style-name="Heading_20_2" text:outline-level="2">Cap. X. </text:h>
      <text:p text:style-name="P5">Haec igitur aliaque multa illi, tum<text:line-break/>aliis postea .plurimis recensui, atque omnibus statim<text:line-break/>persuasum est; at paucissimos post illa utilitatem ex<text:line-break/>posterioribus reportasse vidimus. U<text:span text:style-name="Default_20_Paragraph_20_Font"><text:span text:style-name="T1">t</text:span></text:span>que adeo enim ple-<text:line-break/>rique illorum jam affectus accreverunt, ut curatio-<text:line-break/>nem effugere<text:span text:style-name="Default_20_Paragraph_20_Font"><text:span text:style-name="T1">n</text:span></text:span>t. At si quis mediocribus adhuc inservit</text:p>
      <text:p text:style-name="P2">affectibus, in hunc modum illorum quippiam, quae prius<text:line-break/>narravi, possit cognoscere, adhibito sibi, ut dictum est,<text:line-break/>iuspectore et magistro, qui alia frequente<text:span text:style-name="Default_20_Paragraph_20_Font"><text:span text:style-name="T1">r</text:span></text:span> lu memoriam<text:line-break/>reducat, alia corripiat, partim iterum admoneat., ac ad<text:line-break/>meliora proficisci instiget, <text:span text:style-name="Default_20_Paragraph_20_Font"><text:span text:style-name="T1">t</text:span></text:span>eipsum praebeat exemplum<text:line-break/>illorum, quae dicit monetque, poterit animum liberalem<text:line-break/>p<text:span text:style-name="Default_20_Paragraph_20_Font"><text:span text:style-name="T1">r</text:span></text:span>obumque verbis parare. Turpe namque, libertatem,<text:line-break/>quae in legibus consistit humanis, maximi esse existima-<text:line-break/>tam, illam autem, quae vera et naturalis, non affectare,<text:line-break/><text:span text:style-name="Default_20_Paragraph_20_Font"><text:span text:style-name="T1">t</text:span></text:span>ed ob<text:span text:style-name="Default_20_Paragraph_20_Font"><text:span text:style-name="T1">t</text:span></text:span>coenis potius, lascivis et tyrannicis servire domi-<text:line-break/>nis, nempe avaritiae, sordibus, ambitioni, laudis atque<text:line-break/>honoris cupiditatibus, quarum sane om<text:span text:style-name="Default_20_Paragraph_20_Font"><text:span text:style-name="T1">n</text:span></text:span>ium matrem ap-<text:line-break/>pellere avidam habendi plura cupiditatem non dubitave-<text:line-break/>rim. Quis ergo in animo hunc fovens bonus probusque<text:line-break/>fieri potest? Quis non mille mortibus dignus, nisi talem<text:line-break/>istam oderit turpitudinem? At omnium maxime iuveni-<text:line-break/>bus habenda est ostio, qui salutem desiderant, qui si post<text:line-break/>educationem protinus immodice divitias audeant alme-</text:p>
      <text:p text:style-name="P2">tere, impossibile erit ipsis post annum quadragesimum fe<text:line-break/>ipsus recuperare. Sed pone, si ita vis, quinquagesimum,<text:line-break/>ne quis inhumanitatis me arguat ; quemadmodum queu-<text:line-break/>da m audivi dicentem, homines crapulis, voluptatibus ve-<text:line-break/>nerers, gloria et honoribus non paucos superari, se vero<text:line-break/>divitem uno tantum vinci, eo quod, quae peteret, necdum<text:line-break/>acceperit. Nam is quum satis diurne singulis diebus hila—<text:line-break/>rem videret, ipfo male affecto, precabatur, ut docerem, quo-<text:line-break/>modo nullam animi aegritudinem pateretur. Sed ubi di-<text:line-break/>carem rursus, annis pluribus ei opus esse ad affectuum cu-<text:line-break/>rationem, lu quibus accreverit hactenus, vociferans dixit r<text:line-break/>Nihil te inhumanius. Quasi vero potuissem, si ita libr-<text:line-break/>tum fuisset, indolentem reddere celerrime, sed benefi-<text:line-break/>cium ei invidissem, licet soli huic disciplinae nemo alius<text:line-break/>invidere possit. Porro e re nostra est, omnes, quibuscum<text:line-break/>consuetudinem habemus, ab animi affectibus immunes<text:line-break/>esse, nec honoris cupiditate <text:span text:style-name="Default_20_Paragraph_20_Font"><text:span text:style-name="T1">n</text:span></text:span>ec alio ejusmodi vitio la-<text:line-break/>borare. Quo namque meliores hi extiterint, hoc milio-</text:p>
      <text:p text:style-name="P2">res nobis amicos experiemur. Rursus jam ad eum , qui<text:line-break/>aptus virum omnino veracem cupiat versari, reversus,.<text:line-break/>communem ad omnes animi virtutes viam subjuncturus<text:line-break/>sum. Principio enim praesidi statuendum venit, ut in<text:line-break/>singulis actionibus id, quod alterum latuerit, in mentem<text:line-break/>reducat. Siquidem iudicatu interim ex functionibus est<text:line-break/>difficile, quid fordities a frugalitate dissentiat. Unde nullo<text:line-break/>pacto, qui primum incipit pecuniae cupiditatis affectum<text:line-break/>edomare, definire hoc potest Quemadmodum enim hic<text:line-break/>virtus .vicina est malitiae, sic ambitione excisa in bene<text:line-break/>natis animis. modestia nascitur, Caeterum juvenunr, lu<text:line-break/>quibus salutis aliqua spes effulgeat, vitia senes, sed qui<text:line-break/>in tota vita ingenuae indolis specimen abunde satis ex-.<text:line-break/>hibuerunt., inspicere decet, increpantibus autem non ob-<text:line-break/>strepere, nec odium erga illos ostendere, verum gratiam<text:line-break/>agere; caeterum adhortari semper oportet, ut verum<text:line-break/>praedicent. Quo cognito, conaberis ex tot affectibus, si</text:p>
      <text:p text:style-name="P2">non multum, certe pauxillum evellere, quanquam initio<text:line-break/>factu difficile et multo labore fieri videatur. At cogita-<text:line-break/>bimus haud ita p<text:span text:style-name="Default_20_Paragraph_20_Font"><text:span text:style-name="T1">r</text:span></text:span>ocedente tempore futurum. Quo enim<text:line-break/>ratio nostra magis in hujusmodi exercitiis aucta fuerit,<text:line-break/>quibus c<text:span text:style-name="Default_20_Paragraph_20_Font"><text:span text:style-name="T1">o</text:span></text:span>ercentur minmmturque assectus, hoc minori ne-<text:line-break/>gotio perfecta animi continget fubjectio. Quippe ubi<text:line-break/>rationis particeps anima nondum exercitata maximis<text:line-break/>etiam affectibus imperaverit, magis id duplici tempo-<text:line-break/>ri spatio, incremento accepto, facturam esse liquet. Et-<text:line-break/>enim quibus exercitata est, multo generosior evadet, et<text:line-break/>annui m<text:span text:style-name="Default_20_Paragraph_20_Font"><text:span text:style-name="T1">o</text:span></text:span>tibus proderit imminuendis. Atqui alterutrum<text:line-break/>in futuri boni spem dumtaxat suffecerat. Proinde in ipfo<text:line-break/>exercitii principio animum despondere non expedit, exi-<text:line-break/>gutnn licet inc<text:span text:style-name="Default_20_Paragraph_20_Font"><text:span text:style-name="T1">r</text:span></text:span>ementum vir tutis in affectuum curatione<text:line-break/>advenire sentias. Magna enim haec paul<text:span text:style-name="Default_20_Paragraph_20_Font"><text:span text:style-name="T1">o</text:span></text:span> post futura<text:line-break/>sunt, modo sustineas audire, quae delinquas, tum vero<text:line-break/>temetipsum amore prosequaris, bonus ac probus esse cu-</text:p>
      <text:p text:style-name="P2">piensj non videri solum. Jam quidem animi affectuum<text:line-break/>cognitio cmatioque hac qua dixi via comparabitur.<text:line-break/>Caeterum de erroribus deluceps sermo futurus 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3:04:00Z</meta:creation-date>
    <dc:date>2023-01-09T14:09:14.458000000</dc:date>
    <meta:editing-cycles>3</meta:editing-cycles>
    <meta:editing-duration>PT3M52S</meta:editing-duration>
    <meta:document-statistic meta:table-count="0" meta:image-count="0" meta:object-count="0" meta:page-count="57" meta:paragraph-count="77" meta:word-count="7984" meta:character-count="54601" meta:non-whitespace-character-count="46685"/>
    <meta:template xlink:type="simple" xlink:actuate="onRequest" xlink:title="" xlink:href="Normal.dotm"/>
  </office:meta>
</office:document-meta>
</file>